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tyle="normal" style:text-underline-style="solid" style:text-underline-width="auto" style:text-underline-color="font-color" fo:font-weight="bold" officeooo:rsid="0032ab6a" officeooo:paragraph-rsid="0032ab6a" style:font-style-asian="normal" style:font-weight-asian="bold" style:font-style-complex="normal" style:font-weight-complex="bold"/>
    </style:style>
    <style:style style:name="P2" style:family="paragraph" style:parent-style-name="Standard">
      <style:text-properties officeooo:rsid="001e018a" officeooo:paragraph-rsid="001e018a"/>
    </style:style>
    <style:style style:name="P3" style:family="paragraph" style:parent-style-name="Standard">
      <style:text-properties officeooo:rsid="001ecce9" officeooo:paragraph-rsid="001ecce9"/>
    </style:style>
    <style:style style:name="P4" style:family="paragraph" style:parent-style-name="Standard">
      <style:text-properties officeooo:rsid="00224558" officeooo:paragraph-rsid="00224558"/>
    </style:style>
    <style:style style:name="P5" style:family="paragraph" style:parent-style-name="Standard">
      <style:text-properties officeooo:rsid="00258221" officeooo:paragraph-rsid="00258221"/>
    </style:style>
    <style:style style:name="P6" style:family="paragraph" style:parent-style-name="Standard">
      <style:text-properties officeooo:rsid="0025b41d" officeooo:paragraph-rsid="0025b41d"/>
    </style:style>
    <style:style style:name="P7" style:family="paragraph" style:parent-style-name="Standard">
      <style:text-properties officeooo:rsid="00279797" officeooo:paragraph-rsid="00279797"/>
    </style:style>
    <style:style style:name="P8" style:family="paragraph" style:parent-style-name="Standard">
      <style:text-properties officeooo:rsid="0028d9eb" officeooo:paragraph-rsid="0028d9eb"/>
    </style:style>
    <style:style style:name="P9" style:family="paragraph" style:parent-style-name="Standard">
      <style:text-properties officeooo:rsid="002cd8eb" officeooo:paragraph-rsid="002cd8eb"/>
    </style:style>
    <style:style style:name="P10" style:family="paragraph" style:parent-style-name="Standard">
      <style:text-properties officeooo:rsid="002e024d" officeooo:paragraph-rsid="002e024d"/>
    </style:style>
    <style:style style:name="P11" style:family="paragraph" style:parent-style-name="Standard">
      <style:text-properties officeooo:rsid="002f20e4" officeooo:paragraph-rsid="002f20e4"/>
    </style:style>
    <style:style style:name="P12" style:family="paragraph" style:parent-style-name="Standard">
      <style:text-properties officeooo:rsid="002f6ff5" officeooo:paragraph-rsid="002f6ff5"/>
    </style:style>
    <style:style style:name="P13" style:family="paragraph" style:parent-style-name="Standard">
      <style:text-properties fo:font-size="13pt" fo:font-style="italic" fo:font-weight="bold" officeooo:rsid="0032ab6a" officeooo:paragraph-rsid="0032ab6a" style:font-size-asian="11.3500003814697pt" style:font-style-asian="italic" style:font-weight-asian="bold" style:font-size-complex="13pt" style:font-style-complex="italic" style:font-weight-complex="bold"/>
    </style:style>
    <style:style style:name="P14" style:family="paragraph" style:parent-style-name="Standard">
      <style:text-properties officeooo:rsid="0030736d" officeooo:paragraph-rsid="0030736d"/>
    </style:style>
    <style:style style:name="P15" style:family="paragraph" style:parent-style-name="Standard">
      <style:text-properties officeooo:rsid="0036896d" officeooo:paragraph-rsid="0036896d"/>
    </style:style>
    <style:style style:name="P16" style:family="paragraph" style:parent-style-name="Standard">
      <style:text-properties officeooo:rsid="003ce406" officeooo:paragraph-rsid="003ce406"/>
    </style:style>
    <style:style style:name="P17" style:family="paragraph" style:parent-style-name="Standard">
      <style:text-properties officeooo:rsid="003f76f8" officeooo:paragraph-rsid="003f76f8"/>
    </style:style>
    <style:style style:name="P18" style:family="paragraph" style:parent-style-name="Standard">
      <style:text-properties officeooo:rsid="00410fab" officeooo:paragraph-rsid="00410fab"/>
    </style:style>
    <style:style style:name="P19" style:family="paragraph" style:parent-style-name="Standard">
      <style:text-properties officeooo:rsid="004d4803" officeooo:paragraph-rsid="004d4803"/>
    </style:style>
    <style:style style:name="P20" style:family="paragraph" style:parent-style-name="Standard">
      <style:text-properties officeooo:rsid="00534ebf" officeooo:paragraph-rsid="00534ebf"/>
    </style:style>
    <style:style style:name="P21" style:family="paragraph" style:parent-style-name="Standard">
      <style:text-properties officeooo:rsid="00554d42" officeooo:paragraph-rsid="00554d42"/>
    </style:style>
    <style:style style:name="P22" style:family="paragraph" style:parent-style-name="Standard">
      <style:text-properties officeooo:rsid="0057eca3" officeooo:paragraph-rsid="0057eca3"/>
    </style:style>
    <style:style style:name="P23" style:family="paragraph" style:parent-style-name="Standard">
      <style:text-properties officeooo:rsid="0058c261" officeooo:paragraph-rsid="0058c261"/>
    </style:style>
    <style:style style:name="P24" style:family="paragraph" style:parent-style-name="Standard">
      <style:text-properties officeooo:rsid="00591613" officeooo:paragraph-rsid="00591613"/>
    </style:style>
    <style:style style:name="P25" style:family="paragraph" style:parent-style-name="Standard">
      <style:text-properties officeooo:rsid="0060b39c" officeooo:paragraph-rsid="0060b39c"/>
    </style:style>
    <style:style style:name="P26" style:family="paragraph" style:parent-style-name="Standard">
      <style:text-properties officeooo:rsid="00611fa8" officeooo:paragraph-rsid="00611fa8"/>
    </style:style>
    <style:style style:name="P27" style:family="paragraph" style:parent-style-name="Standard">
      <style:text-properties officeooo:rsid="0062aadd" officeooo:paragraph-rsid="0062aadd"/>
    </style:style>
    <style:style style:name="P28" style:family="paragraph" style:parent-style-name="Standard">
      <style:text-properties officeooo:rsid="0064b7a6" officeooo:paragraph-rsid="0064b7a6"/>
    </style:style>
    <style:style style:name="P29" style:family="paragraph" style:parent-style-name="Standard">
      <style:text-properties officeooo:rsid="00691c75" officeooo:paragraph-rsid="00691c75"/>
    </style:style>
    <style:style style:name="P30" style:family="paragraph" style:parent-style-name="Standard">
      <style:text-properties officeooo:rsid="006953d3" officeooo:paragraph-rsid="006953d3"/>
    </style:style>
    <style:style style:name="P31" style:family="paragraph" style:parent-style-name="Standard">
      <style:text-properties officeooo:rsid="006dc25f" officeooo:paragraph-rsid="006dc25f"/>
    </style:style>
    <style:style style:name="P32" style:family="paragraph" style:parent-style-name="Standard">
      <style:text-properties officeooo:rsid="006dd25b" officeooo:paragraph-rsid="008e4eae"/>
    </style:style>
    <style:style style:name="P33" style:family="paragraph" style:parent-style-name="Standard">
      <style:text-properties officeooo:rsid="006dd25b" officeooo:paragraph-rsid="00be3700"/>
    </style:style>
    <style:style style:name="P34" style:family="paragraph" style:parent-style-name="Standard">
      <style:text-properties officeooo:rsid="006dd25b" officeooo:paragraph-rsid="006dd25b"/>
    </style:style>
    <style:style style:name="P35" style:family="paragraph" style:parent-style-name="Standard">
      <style:text-properties officeooo:rsid="006e85af" officeooo:paragraph-rsid="006e85af"/>
    </style:style>
    <style:style style:name="P36" style:family="paragraph" style:parent-style-name="Standard">
      <style:text-properties officeooo:rsid="0073e800" officeooo:paragraph-rsid="0073e800"/>
    </style:style>
    <style:style style:name="P37" style:family="paragraph" style:parent-style-name="Standard">
      <style:text-properties officeooo:rsid="007b7999" officeooo:paragraph-rsid="007b7999"/>
    </style:style>
    <style:style style:name="P38" style:family="paragraph" style:parent-style-name="Standard">
      <style:text-properties officeooo:rsid="007cea6d" officeooo:paragraph-rsid="007cea6d"/>
    </style:style>
    <style:style style:name="P39" style:family="paragraph" style:parent-style-name="Standard">
      <style:text-properties officeooo:rsid="007f9b77" officeooo:paragraph-rsid="007f9b77"/>
    </style:style>
    <style:style style:name="P40" style:family="paragraph" style:parent-style-name="Standard">
      <style:text-properties officeooo:rsid="00732182" officeooo:paragraph-rsid="00732182"/>
    </style:style>
    <style:style style:name="P41" style:family="paragraph" style:parent-style-name="Standard">
      <style:text-properties officeooo:rsid="0080a6dd" officeooo:paragraph-rsid="0080a6dd"/>
    </style:style>
    <style:style style:name="P42" style:family="paragraph" style:parent-style-name="Standard">
      <style:text-properties officeooo:rsid="00851c88" officeooo:paragraph-rsid="00851c88"/>
    </style:style>
    <style:style style:name="P43" style:family="paragraph" style:parent-style-name="Standard">
      <style:text-properties officeooo:rsid="008538cf" officeooo:paragraph-rsid="008538cf"/>
    </style:style>
    <style:style style:name="P44" style:family="paragraph" style:parent-style-name="Standard">
      <style:text-properties officeooo:rsid="008c1bc7" officeooo:paragraph-rsid="008c1bc7"/>
    </style:style>
    <style:style style:name="P45" style:family="paragraph" style:parent-style-name="Standard">
      <style:text-properties officeooo:rsid="00841dac" officeooo:paragraph-rsid="008e4eae"/>
    </style:style>
    <style:style style:name="P46" style:family="paragraph" style:parent-style-name="Standard">
      <style:text-properties officeooo:rsid="008e4eae" officeooo:paragraph-rsid="008e4eae"/>
    </style:style>
    <style:style style:name="P47" style:family="paragraph" style:parent-style-name="Standard">
      <style:text-properties officeooo:rsid="008cd073" officeooo:paragraph-rsid="008cd073"/>
    </style:style>
    <style:style style:name="P48" style:family="paragraph" style:parent-style-name="Standard">
      <style:text-properties officeooo:rsid="008fc694" officeooo:paragraph-rsid="008fc694"/>
    </style:style>
    <style:style style:name="P49" style:family="paragraph" style:parent-style-name="Standard">
      <style:text-properties officeooo:rsid="0091303e" officeooo:paragraph-rsid="0091303e"/>
    </style:style>
    <style:style style:name="P50" style:family="paragraph" style:parent-style-name="Standard">
      <style:text-properties officeooo:rsid="00926b65" officeooo:paragraph-rsid="00926b65"/>
    </style:style>
    <style:style style:name="P51" style:family="paragraph" style:parent-style-name="Standard">
      <style:text-properties officeooo:rsid="00944167" officeooo:paragraph-rsid="00944167"/>
    </style:style>
    <style:style style:name="P52" style:family="paragraph" style:parent-style-name="Standard">
      <style:text-properties officeooo:rsid="0098c037" officeooo:paragraph-rsid="009e7eeb"/>
    </style:style>
    <style:style style:name="P53" style:family="paragraph" style:parent-style-name="Standard">
      <style:text-properties officeooo:rsid="0099c986" officeooo:paragraph-rsid="009e7eeb"/>
    </style:style>
    <style:style style:name="P54" style:family="paragraph" style:parent-style-name="Standard">
      <style:text-properties officeooo:rsid="00a06ff4" officeooo:paragraph-rsid="00a06ff4"/>
    </style:style>
    <style:style style:name="P55" style:family="paragraph" style:parent-style-name="Standard">
      <style:text-properties officeooo:rsid="00a17685" officeooo:paragraph-rsid="00a17685"/>
    </style:style>
    <style:style style:name="P56" style:family="paragraph" style:parent-style-name="Standard">
      <style:text-properties officeooo:rsid="00a2eea7" officeooo:paragraph-rsid="00a2eea7"/>
    </style:style>
    <style:style style:name="P57" style:family="paragraph" style:parent-style-name="Standard">
      <style:text-properties officeooo:rsid="00a53c1d" officeooo:paragraph-rsid="00a53c1d"/>
    </style:style>
    <style:style style:name="P58" style:family="paragraph" style:parent-style-name="Standard">
      <style:text-properties officeooo:rsid="00a8b6e1" officeooo:paragraph-rsid="00a8b6e1"/>
    </style:style>
    <style:style style:name="P59" style:family="paragraph" style:parent-style-name="Standard">
      <style:text-properties officeooo:rsid="00aa2293" officeooo:paragraph-rsid="00aa2293"/>
    </style:style>
    <style:style style:name="P60" style:family="paragraph" style:parent-style-name="Standard">
      <style:text-properties officeooo:rsid="00adb9ff" officeooo:paragraph-rsid="00adb9ff"/>
    </style:style>
    <style:style style:name="P61" style:family="paragraph" style:parent-style-name="Standard">
      <style:text-properties officeooo:rsid="00add389" officeooo:paragraph-rsid="00add389"/>
    </style:style>
    <style:style style:name="P62" style:family="paragraph" style:parent-style-name="Standard">
      <style:text-properties officeooo:rsid="00af6839" officeooo:paragraph-rsid="00af6839"/>
    </style:style>
    <style:style style:name="P63" style:family="paragraph" style:parent-style-name="Standard">
      <style:text-properties officeooo:rsid="00af9997" officeooo:paragraph-rsid="00af9997"/>
    </style:style>
    <style:style style:name="P64" style:family="paragraph" style:parent-style-name="Standard">
      <style:text-properties officeooo:rsid="00b062e4" officeooo:paragraph-rsid="00b062e4"/>
    </style:style>
    <style:style style:name="P65" style:family="paragraph" style:parent-style-name="Standard">
      <style:text-properties officeooo:rsid="00b27811" officeooo:paragraph-rsid="00b27811"/>
    </style:style>
    <style:style style:name="P66" style:family="paragraph" style:parent-style-name="Standard">
      <style:text-properties officeooo:rsid="00b2947e" officeooo:paragraph-rsid="00b2947e"/>
    </style:style>
    <style:style style:name="P67" style:family="paragraph" style:parent-style-name="Standard">
      <style:text-properties officeooo:rsid="00b32deb" officeooo:paragraph-rsid="00b32deb"/>
    </style:style>
    <style:style style:name="P68" style:family="paragraph" style:parent-style-name="Standard">
      <style:text-properties officeooo:rsid="00b32deb" officeooo:paragraph-rsid="00bb1761"/>
    </style:style>
    <style:style style:name="P69" style:family="paragraph" style:parent-style-name="Standard">
      <style:text-properties officeooo:rsid="00bcf91a" officeooo:paragraph-rsid="00bcfeb7"/>
    </style:style>
    <style:style style:name="P70" style:family="paragraph" style:parent-style-name="Standard">
      <style:text-properties officeooo:rsid="00bcfeb7" officeooo:paragraph-rsid="00be3700"/>
    </style:style>
    <style:style style:name="P71" style:family="paragraph" style:parent-style-name="Standard">
      <style:text-properties officeooo:rsid="0063e1fd" officeooo:paragraph-rsid="0063e1fd"/>
    </style:style>
    <style:style style:name="P72" style:family="paragraph" style:parent-style-name="Standard">
      <style:text-properties officeooo:rsid="00c21a90" officeooo:paragraph-rsid="00c21a90"/>
    </style:style>
    <style:style style:name="P73" style:family="paragraph" style:parent-style-name="Standard">
      <style:text-properties officeooo:rsid="00c2e43f" officeooo:paragraph-rsid="00c2e43f"/>
    </style:style>
    <style:style style:name="P74" style:family="paragraph" style:parent-style-name="Standard">
      <style:text-properties officeooo:rsid="00c76970" officeooo:paragraph-rsid="00c76970"/>
    </style:style>
    <style:style style:name="P75" style:family="paragraph" style:parent-style-name="Standard">
      <style:text-properties fo:font-size="14pt" fo:font-style="italic" fo:font-weight="bold" officeooo:rsid="0032ab6a" officeooo:paragraph-rsid="0032ab6a" style:font-size-asian="14pt" style:font-style-asian="italic" style:font-weight-asian="bold" style:font-size-complex="14pt" style:font-style-complex="italic" style:font-weight-complex="bold"/>
    </style:style>
    <style:style style:name="P76" style:family="paragraph" style:parent-style-name="Standard">
      <style:text-properties fo:font-size="14pt" fo:font-style="italic" fo:font-weight="bold" officeooo:rsid="0032ab6a" officeooo:paragraph-rsid="00c8ef4b" style:font-size-asian="14pt" style:font-style-asian="italic" style:font-weight-asian="bold" style:font-size-complex="14pt" style:font-style-complex="italic" style:font-weight-complex="bold"/>
    </style:style>
    <style:style style:name="P77" style:family="paragraph" style:parent-style-name="Standard">
      <style:text-properties fo:font-size="14pt" fo:font-style="italic" fo:font-weight="bold" officeooo:rsid="0032ab6a" officeooo:paragraph-rsid="0114e68f" style:font-size-asian="14pt" style:font-style-asian="italic" style:font-weight-asian="bold" style:font-size-complex="14pt" style:font-style-complex="italic" style:font-weight-complex="bold"/>
    </style:style>
    <style:style style:name="P78" style:family="paragraph" style:parent-style-name="Standard">
      <style:text-properties fo:font-size="14pt" fo:font-style="italic" fo:font-weight="bold" officeooo:rsid="00ce2c4e" officeooo:paragraph-rsid="00ce2c4e" style:font-size-asian="14pt" style:font-style-asian="italic" style:font-weight-asian="bold" style:font-size-complex="14pt" style:font-style-complex="italic" style:font-weight-complex="bold"/>
    </style:style>
    <style:style style:name="P79" style:family="paragraph" style:parent-style-name="Standard">
      <style:text-properties fo:font-size="14pt" fo:font-style="italic" fo:font-weight="bold" officeooo:rsid="01167820" officeooo:paragraph-rsid="01167820" style:font-size-asian="14pt" style:font-style-asian="italic" style:font-weight-asian="bold" style:font-size-complex="14pt" style:font-style-complex="italic" style:font-weight-complex="bold"/>
    </style:style>
    <style:style style:name="P80" style:family="paragraph" style:parent-style-name="Standard">
      <style:text-properties fo:font-size="12pt" fo:font-style="normal" fo:font-weight="normal" officeooo:rsid="00ca921c" officeooo:paragraph-rsid="00ca921c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text-properties fo:font-size="12pt" fo:font-style="normal" fo:font-weight="normal" officeooo:rsid="00cd269f" officeooo:paragraph-rsid="00cd269f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text-properties fo:font-size="12pt" fo:font-style="normal" fo:font-weight="normal" officeooo:rsid="00d13a75" officeooo:paragraph-rsid="00d13a75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text-properties fo:font-size="12pt" fo:font-style="normal" fo:font-weight="normal" officeooo:rsid="00d5052d" officeooo:paragraph-rsid="00d5052d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text-properties fo:font-size="12pt" fo:font-style="normal" fo:font-weight="normal" officeooo:rsid="00d713f8" officeooo:paragraph-rsid="00d713f8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text-properties fo:font-size="12pt" fo:font-style="normal" fo:font-weight="normal" officeooo:rsid="00d96f12" officeooo:paragraph-rsid="00d96f12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text-properties fo:font-size="12pt" fo:font-style="normal" fo:font-weight="normal" officeooo:rsid="00dc0521" officeooo:paragraph-rsid="00dc0521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text-properties fo:font-size="12pt" fo:font-style="normal" fo:font-weight="normal" officeooo:rsid="00dc6c70" officeooo:paragraph-rsid="00dc6c70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text-properties fo:font-size="12pt" fo:font-style="normal" fo:font-weight="normal" officeooo:rsid="00dc6c70" officeooo:paragraph-rsid="00e92a43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text-properties fo:font-size="12pt" fo:font-style="normal" fo:font-weight="normal" officeooo:rsid="00e50f0d" officeooo:paragraph-rsid="00e50f0d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text-properties fo:font-size="12pt" fo:font-style="normal" fo:font-weight="normal" officeooo:rsid="00e537cb" officeooo:paragraph-rsid="00e537cb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text-properties fo:font-size="12pt" fo:font-style="normal" fo:font-weight="normal" officeooo:rsid="00e829e6" officeooo:paragraph-rsid="00e829e6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text-properties fo:font-size="12pt" fo:font-style="normal" fo:font-weight="normal" officeooo:rsid="00e92a43" officeooo:paragraph-rsid="00e92a43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text-properties fo:font-size="12pt" fo:font-style="normal" fo:font-weight="normal" officeooo:rsid="00e93533" officeooo:paragraph-rsid="00e93533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text-properties fo:font-size="12pt" fo:font-style="normal" fo:font-weight="normal" officeooo:rsid="00eb29ad" officeooo:paragraph-rsid="00eb29ad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text-properties fo:font-size="12pt" fo:font-style="normal" fo:font-weight="normal" officeooo:rsid="00ec22ca" officeooo:paragraph-rsid="00ec22ca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text-properties fo:font-size="12pt" fo:font-style="normal" fo:font-weight="normal" officeooo:rsid="00edece2" officeooo:paragraph-rsid="00edece2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text-properties fo:font-size="12pt" fo:font-style="normal" fo:font-weight="normal" officeooo:rsid="00ee345d" officeooo:paragraph-rsid="00ee345d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text-properties fo:font-size="12pt" fo:font-style="normal" fo:font-weight="normal" officeooo:rsid="00effdd5" officeooo:paragraph-rsid="00effdd5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text-properties fo:font-size="12pt" fo:font-style="normal" fo:font-weight="normal" officeooo:rsid="00f5ca34" officeooo:paragraph-rsid="00f5ca34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text-properties fo:font-size="12pt" fo:font-style="normal" fo:font-weight="normal" officeooo:rsid="00d701fe" officeooo:paragraph-rsid="00f811c1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text-properties fo:font-size="12pt" fo:font-style="normal" fo:font-weight="normal" officeooo:rsid="00d701fe" officeooo:paragraph-rsid="00fabc59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text-properties fo:font-size="12pt" fo:font-style="normal" fo:font-weight="normal" officeooo:rsid="00d701fe" officeooo:paragraph-rsid="00fba1ea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text-properties fo:font-size="12pt" fo:font-style="normal" fo:font-weight="normal" officeooo:rsid="00fce3b1" officeooo:paragraph-rsid="00fce3b1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text-properties fo:font-size="12pt" fo:font-style="normal" fo:font-weight="normal" officeooo:rsid="00fedb93" officeooo:paragraph-rsid="00fedb93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text-properties fo:font-size="12pt" fo:font-style="normal" fo:font-weight="normal" officeooo:rsid="00f3db7b" officeooo:paragraph-rsid="00f3db7b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text-properties fo:font-size="12pt" fo:font-style="normal" fo:font-weight="normal" officeooo:rsid="00ff4232" officeooo:paragraph-rsid="0100a47b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text-properties fo:font-size="12pt" fo:font-style="normal" fo:font-weight="normal" officeooo:rsid="0100fa28" officeooo:paragraph-rsid="0100fa28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text-properties fo:font-size="12pt" fo:font-style="normal" fo:font-weight="normal" officeooo:rsid="0101c665" officeooo:paragraph-rsid="0101c665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text-properties fo:font-size="12pt" fo:font-style="normal" fo:font-weight="normal" officeooo:rsid="01026078" officeooo:paragraph-rsid="01026078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text-properties fo:font-size="12pt" fo:font-style="normal" fo:font-weight="normal" officeooo:rsid="0108e525" officeooo:paragraph-rsid="0108e525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text-properties fo:font-size="12pt" fo:font-style="normal" fo:font-weight="normal" officeooo:rsid="010c1c1a" officeooo:paragraph-rsid="010c1c1a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text-properties fo:font-size="12pt" fo:font-style="normal" fo:font-weight="normal" officeooo:rsid="010dc41e" officeooo:paragraph-rsid="010dc41e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text-properties fo:font-size="12pt" fo:font-style="normal" fo:font-weight="normal" officeooo:rsid="010ec6d7" officeooo:paragraph-rsid="010ec6d7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text-properties fo:font-size="12pt" fo:font-style="normal" fo:font-weight="normal" officeooo:rsid="01105dcc" officeooo:paragraph-rsid="01105dcc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text-properties fo:font-size="12pt" fo:font-style="normal" fo:font-weight="normal" officeooo:rsid="00fabc59" officeooo:paragraph-rsid="00fabc59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text-properties fo:font-size="12pt" fo:font-style="normal" fo:font-weight="normal" officeooo:rsid="00fabc59" officeooo:paragraph-rsid="00fba1ea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text-properties fo:font-size="12pt" fo:font-style="normal" fo:font-weight="normal" officeooo:rsid="0111b328" officeooo:paragraph-rsid="0111b328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text-properties fo:font-size="12pt" fo:font-style="normal" fo:font-weight="normal" officeooo:rsid="01167820" officeooo:paragraph-rsid="01167820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text-properties fo:font-size="12pt" fo:font-style="normal" fo:font-weight="normal" officeooo:rsid="0117499f" officeooo:paragraph-rsid="0117499f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text-properties fo:font-size="12pt" fo:font-style="normal" fo:font-weight="normal" officeooo:rsid="011889cf" officeooo:paragraph-rsid="011889cf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text-properties fo:font-size="12pt" fo:font-style="normal" fo:font-weight="normal" officeooo:rsid="0119ab30" officeooo:paragraph-rsid="0119ab30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text-properties fo:font-size="12pt" fo:font-style="normal" fo:font-weight="normal" officeooo:rsid="011c6bdc" officeooo:paragraph-rsid="011c6bdc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text-properties fo:font-size="12pt" fo:font-style="normal" fo:font-weight="normal" officeooo:rsid="011ef560" officeooo:paragraph-rsid="01209e2d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text-properties fo:font-size="12pt" fo:font-style="normal" fo:font-weight="normal" officeooo:rsid="01209e2d" officeooo:paragraph-rsid="01209e2d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text-properties fo:font-size="12pt" fo:font-style="normal" fo:font-weight="normal" officeooo:rsid="01268e99" officeooo:paragraph-rsid="01268e99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text-properties fo:font-size="12pt" fo:font-style="normal" fo:font-weight="normal" officeooo:rsid="01268fce" officeooo:paragraph-rsid="01268fce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text-properties fo:font-size="12pt" fo:font-style="normal" fo:font-weight="normal" officeooo:rsid="0126cc67" officeooo:paragraph-rsid="0126cc67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text-properties fo:font-size="12pt" fo:font-style="normal" fo:font-weight="normal" officeooo:rsid="0128c857" officeooo:paragraph-rsid="0128c857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text-properties fo:font-size="12pt" fo:font-style="normal" fo:font-weight="normal" officeooo:rsid="0129823c" officeooo:paragraph-rsid="0129823c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text-properties fo:font-size="12pt" fo:font-style="normal" fo:font-weight="normal" officeooo:rsid="012ba2a6" officeooo:paragraph-rsid="012ba2a6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text-properties fo:font-size="12pt" fo:font-style="normal" fo:font-weight="normal" officeooo:rsid="01306da0" officeooo:paragraph-rsid="01306da0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text-properties fo:font-size="12pt" fo:font-style="normal" fo:font-weight="normal" officeooo:rsid="01338644" officeooo:paragraph-rsid="01338644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text-properties fo:font-size="12pt" fo:font-style="normal" fo:font-weight="normal" officeooo:rsid="0135b67f" officeooo:paragraph-rsid="0135b67f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text-properties fo:font-size="12pt" fo:font-style="normal" fo:font-weight="normal" officeooo:rsid="01372204" officeooo:paragraph-rsid="01372204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text-properties fo:font-size="12pt" fo:font-style="normal" fo:font-weight="normal" officeooo:rsid="0137b316" officeooo:paragraph-rsid="0137b316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text-properties fo:font-size="12pt" fo:font-style="normal" fo:font-weight="normal" officeooo:rsid="013a7739" officeooo:paragraph-rsid="013a7739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text-properties fo:font-size="12pt" fo:font-style="normal" fo:font-weight="normal" officeooo:rsid="013bc9fb" officeooo:paragraph-rsid="013bc9fb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text-properties fo:font-size="12pt" fo:font-style="normal" fo:font-weight="normal" officeooo:rsid="013fdfc1" officeooo:paragraph-rsid="013fdfc1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text-properties fo:font-size="12pt" fo:font-style="normal" fo:font-weight="normal" officeooo:rsid="0140ea5d" officeooo:paragraph-rsid="0140ea5d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text-properties fo:font-size="12pt" fo:font-style="normal" fo:font-weight="normal" officeooo:rsid="0148b935" officeooo:paragraph-rsid="0148b935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text-properties fo:font-size="12pt" fo:font-style="normal" fo:font-weight="normal" officeooo:rsid="0137caf8" officeooo:paragraph-rsid="0137caf8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text-properties fo:font-size="12pt" fo:font-style="normal" fo:font-weight="normal" officeooo:rsid="015148ef" officeooo:paragraph-rsid="015148ef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text-properties officeooo:rsid="00c254bd" officeooo:paragraph-rsid="00c254bd"/>
    </style:style>
    <style:style style:name="P144" style:family="paragraph" style:parent-style-name="Standard">
      <style:text-properties officeooo:rsid="00ba5530" officeooo:paragraph-rsid="00d32f18"/>
    </style:style>
    <style:style style:name="P145" style:family="paragraph" style:parent-style-name="Standard">
      <style:text-properties officeooo:rsid="00d701fe" officeooo:paragraph-rsid="00d701fe"/>
    </style:style>
    <style:style style:name="P146" style:family="paragraph" style:parent-style-name="Standard">
      <style:text-properties officeooo:rsid="00c03efe" officeooo:paragraph-rsid="00c03efe"/>
    </style:style>
    <style:style style:name="P147" style:family="paragraph" style:parent-style-name="Standard">
      <style:text-properties officeooo:rsid="00e09287" officeooo:paragraph-rsid="00e09287"/>
    </style:style>
    <style:style style:name="P148" style:family="paragraph" style:parent-style-name="Standard">
      <style:text-properties officeooo:rsid="00e3af66" officeooo:paragraph-rsid="00e3af66"/>
    </style:style>
    <style:style style:name="P149" style:family="paragraph" style:parent-style-name="Standard">
      <style:text-properties officeooo:rsid="00ee7330" officeooo:paragraph-rsid="00ee7330"/>
    </style:style>
    <style:style style:name="P150" style:family="paragraph" style:parent-style-name="Standard">
      <style:text-properties officeooo:rsid="0123f68f" officeooo:paragraph-rsid="0123f68f"/>
    </style:style>
    <style:style style:name="P151" style:family="paragraph" style:parent-style-name="Standard">
      <style:text-properties officeooo:rsid="00338d85" officeooo:paragraph-rsid="00338d85"/>
    </style:style>
    <style:style style:name="P152" style:family="paragraph" style:parent-style-name="Standard">
      <style:text-properties officeooo:rsid="014dfc67" officeooo:paragraph-rsid="014dfc67"/>
    </style:style>
    <style:style style:name="T1" style:family="text">
      <style:text-properties officeooo:rsid="00f25981"/>
    </style:style>
    <style:style style:name="T2" style:family="text">
      <style:text-properties officeooo:rsid="00258221"/>
    </style:style>
    <style:style style:name="T3" style:family="text">
      <style:text-properties officeooo:rsid="00279797"/>
    </style:style>
    <style:style style:name="T4" style:family="text">
      <style:text-properties officeooo:rsid="002a8054"/>
    </style:style>
    <style:style style:name="T5" style:family="text">
      <style:text-properties officeooo:rsid="0030e291"/>
    </style:style>
    <style:style style:name="T6" style:family="text">
      <style:text-properties officeooo:rsid="00348866"/>
    </style:style>
    <style:style style:name="T7" style:family="text">
      <style:text-properties officeooo:rsid="00399631"/>
    </style:style>
    <style:style style:name="T8" style:family="text">
      <style:text-properties officeooo:rsid="003e8f3d"/>
    </style:style>
    <style:style style:name="T9" style:family="text">
      <style:text-properties officeooo:rsid="00424141"/>
    </style:style>
    <style:style style:name="T10" style:family="text">
      <style:text-properties officeooo:rsid="00459732"/>
    </style:style>
    <style:style style:name="T11" style:family="text">
      <style:text-properties officeooo:rsid="0045ef6a"/>
    </style:style>
    <style:style style:name="T12" style:family="text">
      <style:text-properties officeooo:rsid="00488450"/>
    </style:style>
    <style:style style:name="T13" style:family="text">
      <style:text-properties officeooo:rsid="004e546b"/>
    </style:style>
    <style:style style:name="T14" style:family="text">
      <style:text-properties officeooo:rsid="00534ebf"/>
    </style:style>
    <style:style style:name="T15" style:family="text">
      <style:text-properties officeooo:rsid="0054af1f"/>
    </style:style>
    <style:style style:name="T16" style:family="text">
      <style:text-properties officeooo:rsid="00591613"/>
    </style:style>
    <style:style style:name="T17" style:family="text">
      <style:text-properties officeooo:rsid="005ae37c"/>
    </style:style>
    <style:style style:name="T18" style:family="text">
      <style:text-properties officeooo:rsid="005cfeb8"/>
    </style:style>
    <style:style style:name="T19" style:family="text">
      <style:text-properties officeooo:rsid="0060b39c"/>
    </style:style>
    <style:style style:name="T20" style:family="text">
      <style:text-properties officeooo:rsid="0067cfa6"/>
    </style:style>
    <style:style style:name="T21" style:family="text">
      <style:text-properties officeooo:rsid="006a7807"/>
    </style:style>
    <style:style style:name="T22" style:family="text">
      <style:text-properties officeooo:rsid="006be9bd"/>
    </style:style>
    <style:style style:name="T23" style:family="text">
      <style:text-properties officeooo:rsid="006f884a"/>
    </style:style>
    <style:style style:name="T24" style:family="text">
      <style:text-properties officeooo:rsid="0070e906"/>
    </style:style>
    <style:style style:name="T25" style:family="text">
      <style:text-properties officeooo:rsid="00723702"/>
    </style:style>
    <style:style style:name="T26" style:family="text">
      <style:text-properties officeooo:rsid="0074dd35"/>
    </style:style>
    <style:style style:name="T27" style:family="text">
      <style:text-properties officeooo:rsid="00762c22"/>
    </style:style>
    <style:style style:name="T28" style:family="text">
      <style:text-properties officeooo:rsid="00767c10"/>
    </style:style>
    <style:style style:name="T29" style:family="text">
      <style:text-properties officeooo:rsid="00785c37"/>
    </style:style>
    <style:style style:name="T30" style:family="text">
      <style:text-properties officeooo:rsid="008279b3"/>
    </style:style>
    <style:style style:name="T31" style:family="text">
      <style:text-properties officeooo:rsid="00841dac"/>
    </style:style>
    <style:style style:name="T32" style:family="text">
      <style:text-properties officeooo:rsid="008669cc"/>
    </style:style>
    <style:style style:name="T33" style:family="text">
      <style:text-properties officeooo:rsid="008c225c"/>
    </style:style>
    <style:style style:name="T34" style:family="text">
      <style:text-properties officeooo:rsid="009566c3"/>
    </style:style>
    <style:style style:name="T35" style:family="text">
      <style:text-properties officeooo:rsid="0098c037"/>
    </style:style>
    <style:style style:name="T36" style:family="text">
      <style:text-properties officeooo:rsid="009b6aec"/>
    </style:style>
    <style:style style:name="T37" style:family="text">
      <style:text-properties officeooo:rsid="00a40ad2"/>
    </style:style>
    <style:style style:name="T38" style:family="text">
      <style:text-properties officeooo:rsid="00a6e915"/>
    </style:style>
    <style:style style:name="T39" style:family="text">
      <style:text-properties officeooo:rsid="00ab585a"/>
    </style:style>
    <style:style style:name="T40" style:family="text">
      <style:text-properties officeooo:rsid="00ac7ab4"/>
    </style:style>
    <style:style style:name="T41" style:family="text">
      <style:text-properties officeooo:rsid="00ad122e"/>
    </style:style>
    <style:style style:name="T42" style:family="text">
      <style:text-properties officeooo:rsid="00af305c"/>
    </style:style>
    <style:style style:name="T43" style:family="text">
      <style:text-properties officeooo:rsid="00b13b24"/>
    </style:style>
    <style:style style:name="T44" style:family="text">
      <style:text-properties officeooo:rsid="00b32deb"/>
    </style:style>
    <style:style style:name="T45" style:family="text">
      <style:text-properties officeooo:rsid="00b4e5a7"/>
    </style:style>
    <style:style style:name="T46" style:family="text">
      <style:text-properties officeooo:rsid="00b69aec"/>
    </style:style>
    <style:style style:name="T47" style:family="text">
      <style:text-properties officeooo:rsid="00b887d2"/>
    </style:style>
    <style:style style:name="T48" style:family="text">
      <style:text-properties officeooo:rsid="00bb1761"/>
    </style:style>
    <style:style style:name="T49" style:family="text">
      <style:text-properties officeooo:rsid="00bcf91a"/>
    </style:style>
    <style:style style:name="T50" style:family="text">
      <style:text-properties officeooo:rsid="00c2e43f"/>
    </style:style>
    <style:style style:name="T51" style:family="text">
      <style:text-properties officeooo:rsid="00c8ef4b"/>
    </style:style>
    <style:style style:name="T52" style:family="text">
      <style:text-properties officeooo:rsid="00cbbd61"/>
    </style:style>
    <style:style style:name="T53" style:family="text">
      <style:text-properties officeooo:rsid="00cfe958"/>
    </style:style>
    <style:style style:name="T54" style:family="text">
      <style:text-properties officeooo:rsid="00d32f18"/>
    </style:style>
    <style:style style:name="T55" style:family="text">
      <style:text-properties officeooo:rsid="00d64b17"/>
    </style:style>
    <style:style style:name="T56" style:family="text">
      <style:text-properties officeooo:rsid="00d6aa0b"/>
    </style:style>
    <style:style style:name="T57" style:family="text">
      <style:text-properties officeooo:rsid="00d9778e"/>
    </style:style>
    <style:style style:name="T58" style:family="text">
      <style:text-properties officeooo:rsid="00dadd3d"/>
    </style:style>
    <style:style style:name="T59" style:family="text">
      <style:text-properties officeooo:rsid="00ddc726"/>
    </style:style>
    <style:style style:name="T60" style:family="text">
      <style:text-properties officeooo:rsid="00ddeeb4"/>
    </style:style>
    <style:style style:name="T61" style:family="text">
      <style:text-properties officeooo:rsid="00df3e61"/>
    </style:style>
    <style:style style:name="T62" style:family="text">
      <style:text-properties officeooo:rsid="00e28409"/>
    </style:style>
    <style:style style:name="T63" style:family="text">
      <style:text-properties officeooo:rsid="00e50f0d"/>
    </style:style>
    <style:style style:name="T64" style:family="text">
      <style:text-properties officeooo:rsid="00e626e9"/>
    </style:style>
    <style:style style:name="T65" style:family="text">
      <style:text-properties officeooo:rsid="00e7e91d"/>
    </style:style>
    <style:style style:name="T66" style:family="text">
      <style:text-properties officeooo:rsid="00f1cbcf"/>
    </style:style>
    <style:style style:name="T67" style:family="text">
      <style:text-properties officeooo:rsid="00f4438d"/>
    </style:style>
    <style:style style:name="T68" style:family="text">
      <style:text-properties officeooo:rsid="00f5a897"/>
    </style:style>
    <style:style style:name="T69" style:family="text">
      <style:text-properties officeooo:rsid="00f6d98a"/>
    </style:style>
    <style:style style:name="T70" style:family="text">
      <style:text-properties officeooo:rsid="00f8583c"/>
    </style:style>
    <style:style style:name="T71" style:family="text">
      <style:text-properties officeooo:rsid="00f86e2b"/>
    </style:style>
    <style:style style:name="T72" style:family="text">
      <style:text-properties officeooo:rsid="00fabc59"/>
    </style:style>
    <style:style style:name="T73" style:family="text">
      <style:text-properties officeooo:rsid="00fba1ea"/>
    </style:style>
    <style:style style:name="T74" style:family="text">
      <style:text-properties officeooo:rsid="00fe2175"/>
    </style:style>
    <style:style style:name="T75" style:family="text">
      <style:text-properties officeooo:rsid="00fea88c"/>
    </style:style>
    <style:style style:name="T76" style:family="text">
      <style:text-properties officeooo:rsid="0100a47b"/>
    </style:style>
    <style:style style:name="T77" style:family="text">
      <style:text-properties officeooo:rsid="0102d649"/>
    </style:style>
    <style:style style:name="T78" style:family="text">
      <style:text-properties officeooo:rsid="01047476"/>
    </style:style>
    <style:style style:name="T79" style:family="text">
      <style:text-properties officeooo:rsid="01066b31"/>
    </style:style>
    <style:style style:name="T80" style:family="text">
      <style:text-properties officeooo:rsid="010adfd2"/>
    </style:style>
    <style:style style:name="T81" style:family="text">
      <style:text-properties officeooo:rsid="010b9e4c"/>
    </style:style>
    <style:style style:name="T82" style:family="text">
      <style:text-properties officeooo:rsid="010d7176"/>
    </style:style>
    <style:style style:name="T83" style:family="text">
      <style:text-properties officeooo:rsid="0111e3a4"/>
    </style:style>
    <style:style style:name="T84" style:family="text">
      <style:text-properties officeooo:rsid="01137b86"/>
    </style:style>
    <style:style style:name="T85" style:family="text">
      <style:text-properties officeooo:rsid="0114e68f"/>
    </style:style>
    <style:style style:name="T86" style:family="text">
      <style:text-properties officeooo:rsid="011ce891"/>
    </style:style>
    <style:style style:name="T87" style:family="text">
      <style:text-properties officeooo:rsid="011e9f4d"/>
    </style:style>
    <style:style style:name="T88" style:family="text">
      <style:text-properties officeooo:rsid="01263f46"/>
    </style:style>
    <style:style style:name="T89" style:family="text">
      <style:text-properties officeooo:rsid="012b4913"/>
    </style:style>
    <style:style style:name="T90" style:family="text">
      <style:text-properties officeooo:rsid="012d7015"/>
    </style:style>
    <style:style style:name="T91" style:family="text">
      <style:text-properties officeooo:rsid="012e8efa"/>
    </style:style>
    <style:style style:name="T92" style:family="text">
      <style:text-properties officeooo:rsid="01322fdf"/>
    </style:style>
    <style:style style:name="T93" style:family="text">
      <style:text-properties officeooo:rsid="01356150"/>
    </style:style>
    <style:style style:name="T94" style:family="text">
      <style:text-properties officeooo:rsid="0137b316"/>
    </style:style>
    <style:style style:name="T95" style:family="text">
      <style:text-properties officeooo:rsid="0137caf8"/>
    </style:style>
    <style:style style:name="T96" style:family="text">
      <style:text-properties officeooo:rsid="013b7d8e"/>
    </style:style>
    <style:style style:name="T97" style:family="text">
      <style:text-properties officeooo:rsid="013dc8a1"/>
    </style:style>
    <style:style style:name="T98" style:family="text">
      <style:text-properties officeooo:rsid="013e54b8"/>
    </style:style>
    <style:style style:name="T99" style:family="text">
      <style:text-properties officeooo:rsid="01427de9"/>
    </style:style>
    <style:style style:name="T100" style:family="text">
      <style:text-properties officeooo:rsid="01446c41"/>
    </style:style>
    <style:style style:name="T101" style:family="text">
      <style:text-properties officeooo:rsid="0145732a"/>
    </style:style>
    <style:style style:name="T102" style:family="text">
      <style:text-properties officeooo:rsid="0148cbb0"/>
    </style:style>
    <style:style style:name="T103" style:family="text">
      <style:text-properties officeooo:rsid="014d2e1a"/>
    </style:style>
    <style:style style:name="T104" style:family="text">
      <style:text-properties officeooo:rsid="014fa9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3">DAY-1</text:p>
      <text:p text:style-name="P2"/>
      <text:p text:style-name="P2">Mkdir <text:s/>= klasör oluşturma</text:p>
      <text:p text:style-name="P42">directory create ederken iç içe yapmak istersem mkdir -p asd/dsg gibi yapabiliyorsun, dosya <text:span text:style-name="T103">directory</text:span> <text:span text:style-name="T103">directory </text:span><text:s/>oluşturma yani.</text:p>
      <text:p text:style-name="P2">cd <text:s/>= o klasöre gitme, change directory</text:p>
      <text:p text:style-name="P62">cd .. = bir önceki directory e geri dönme</text:p>
      <text:p text:style-name="P63">cd - = son gidilen directory e geri götürme</text:p>
      <text:p text:style-name="P151">pwd= bulunduğun dizini gösterir </text:p>
      <text:p text:style-name="P152">whoami= kim olduğunu, o anki kullanıcıyı gösterir</text:p>
      <text:p text:style-name="P2">python3 = python kodu çalıştırmak veya yazdırmak</text:p>
      <text:p text:style-name="P2">-m = module demek<text:line-break/>venv= virtural enverioment demek</text:p>
      <text:p text:style-name="P3">su root = root kullanıcıya geçer</text:p>
      <text:p text:style-name="P4">pip = python ın komut paket yükleyicisi</text:p>
      <text:p text:style-name="P7">file= sorulan her file ın shell type ını söyler</text:p>
      <text:p text:style-name="P8">vim= dosya oluşturma</text:p>
      <text:p text:style-name="P74">vim de her şeyi silme = :%d</text:p>
      <text:p text:style-name="P74"/>
      <text:p text:style-name="P149">apt search = kernelde arama yaptırma gibi</text:p>
      <text:p text:style-name="P74"/>
      <text:p text:style-name="P8"/>
      <text:p text:style-name="P8">.<text:span text:style-name="T6">venv= genelde visual env deki klassörün adıdır. Buradaki noktanın anlamı gizli dosyadır.</text:span></text:p>
      <text:p text:style-name="P15"><text:span text:style-name="T7">Vvirtual env kurulum kodu = p</text:span>ython3 -m venv adem ( venv adı)</text:p>
      <text:p text:style-name="P3"/>
      <text:p text:style-name="P4">shell devasa bir yorumlayıcıdır, yazıldığı gibi yorumlanır o yüzden saçma sapan karakterler girme</text:p>
      <text:p text:style-name="P4"/>
      <text:p text:style-name="P4">-- = execute edilebilir commandler demektir </text:p>
      <text:p text:style-name="P4">- = seçenekleri temsil ediyor<text:line-break/><text:line-break/><text:span text:style-name="T2">swap= ramde yer kalmayınca diski ram gibi kullanma gibi bir durum, kavram</text:span></text:p>
      <text:p text:style-name="P4"/>
      <text:p text:style-name="P5">BASH yani her SHELL in built-in, kendisinde bulunan uygulamarı vardır, utilities ı vardir:<text:line-break/>cd , ls vs gibi</text:p>
      <text:p text:style-name="P5"/>
      <text:p text:style-name="P6">shellden çıkmak için hızlı yol : control+ d ya da exit yaz</text:p>
      <text:p text:style-name="P6"/>
      <text:p text:style-name="P6">linux bootprocess, ve yapısını tekrar çalış, file system hicrarchy (FHS) of Linux çalış</text:p>
      <text:p text:style-name="P6"/>
      <text:p text:style-name="P6">root linux makinede sistemin tanrısı, db de ki gibi her şeye izni var, root user olarak iş yapmamaya çalış hatta yapma, userınla iş yap</text:p>
      <text:p text:style-name="P6"/>
      <text:p text:style-name="P6">binary compiled files linuxtaki <text:span text:style-name="T3">karşılığı uzantılı olmayabilir, execute edilebiliyorsa öyledir, </text:span><text:span text:style-name="T4">cpu un instruction setine göre compile edilirler</text:span></text:p>
      <text:p text:style-name="P6"/>
      <text:p text:style-name="P7">her gün daily basis linux kullan, jupiter notebook bak</text:p>
      <text:p text:style-name="P7"/>
      <text:p text:style-name="P9">rtfm= read the fucking menu</text:p>
      <text:p text:style-name="P9">pebkac= problem exists between keyboard and chair </text:p>
      <text:p text:style-name="P9"><text:soft-page-break/></text:p>
      <text:p text:style-name="P10">sticky bit, SUID, SGID falan bak </text:p>
      <text:p text:style-name="P10"/>
      <text:p text:style-name="P10">bir komutun ( örn ls) manuelini almak için man ls yaz </text:p>
      <text:p text:style-name="P10"/>
      <text:p text:style-name="P11">arch debian ve redhat, alpine linux paket dağıtımları bunlardan derrivate oluyo bunlara bi bak</text:p>
      <text:p text:style-name="P11"/>
      <text:p text:style-name="P11">linux paket yöneticisi delta index, bi kere çekiyo sonra değişiklikleri fetch ediyo ( update) </text:p>
      <text:p text:style-name="P11"/>
      <text:p text:style-name="P12">major xwindowunu seç, kd gnom, xfce vs gibi ona göre tooları, appleri kullan</text:p>
      <text:p text:style-name="P12"/>
      <text:p text:style-name="P14">semver.org bak, <text:span text:style-name="T5">örn 2.3.1 notasyonu buradan gelir semantik version notasyonu</text:span></text:p>
      <text:p text:style-name="P14"/>
      <text:p text:style-name="P31">permissons bak çalış</text:p>
      <text:p text:style-name="P14"/>
      <text:p text:style-name="P75">DAY-2</text:p>
      <text:p text:style-name="P12"/>
      <text:p text:style-name="P16">what is <text:span text:style-name="T8">LINTER </text:span>bak</text:p>
      <text:p text:style-name="P16"><text:span text:style-name="T13">The Zen of python by Tim Peters bak</text:span>, prensiblerine iyi çalış temel gibi bir şey o : import this</text:p>
      <text:p text:style-name="P18">gang of four <text:span text:style-name="T9">desing patterns </text:span>bak<text:line-break/><text:span text:style-name="T10">kaynak bulmak için kitap vs tor browser kullan, </text:span><text:span text:style-name="T80">ZLİB , </text:span><text:span text:style-name="T81">LİBGEN </text:span><text:span text:style-name="T11">bak </text:span><text:span text:style-name="T12">kitaplar için</text:span></text:p>
      <text:p text:style-name="P19">facade, singleton vs bak design patternslarda</text:p>
      <text:p text:style-name="P17">ducduckgo kullan, G! Kullanarak google dan bir şey aradığında böyle kullan, searchleri ingilizc<text:span text:style-name="T14">p</text:span>e şeklinde çıkarmasını iste. <text:s/>Brave browser kullanabilirsin browser olarak.</text:p>
      <text:p text:style-name="P20">Project euler bak</text:p>
      <text:p text:style-name="P20"/>
      <text:p text:style-name="P29">linuxta bir şeyi bilmiyorsan tarayıcıya git man yaz yanına aramak istediğin şeyi yaz</text:p>
      <text:p text:style-name="P21">shell de mutlaka komutun kendisiyle parametresi arasında boşluk vardır</text:p>
      <text:p text:style-name="P28">history= shell verilen komutları sürekli saklar böylece görebilirsin,<text:span text:style-name="T20">defaultta bin adet saklanır. Bunları ayarlamak için .bashrc file ları kullanılır</text:span></text:p>
      <text:p text:style-name="P21"/>
      <text:p text:style-name="P24">ctrl+a = satır başına götürür cursoru</text:p>
      <text:p text:style-name="P25">ctrl+e = en sona götürür cursoru</text:p>
      <text:p text:style-name="P24">ctrl+f= sonraki karaktere götürür cursoru</text:p>
      <text:p text:style-name="P26">ctrl+oktuşları sağ sol = sonraki ve önceki kelimeye gider</text:p>
      <text:p text:style-name="P27">ctrl+k = cursor bulunduğu yerden itibaren sağ tarafı siler</text:p>
      <text:p text:style-name="P71">ctrl+w= kelime kelime siler soldakini</text:p>
      <text:p text:style-name="P146">ctrl+c = proccess <text:span text:style-name="T58">te veya </text:span>bir loopta break etmek, örneğin tail -f te looptan çıkmak için kullanılır</text:p>
      <text:p text:style-name="P147">ctrl+r = reverse search yapıyosun shellde <text:span text:style-name="T62"><text:s/>fzf yi kurman lazım snaırım bunun için</text:span></text:p>
      <text:p text:style-name="P150">ctrl+l = ekranı temizle cursoru en <text:span text:style-name="T88">üste götür ama silme değil bu</text:span></text:p>
      <text:p text:style-name="P147"/>
      <text:p text:style-name="P148">çık kurtul = escape, coruupt intrupt et = ctrl+c , control+d = shell veya pencereyi kapat</text:p>
      <text:p text:style-name="P20"/>
      <text:p text:style-name="P20">. <text:span text:style-name="T27">dosyaadı = gizli dosya olarak düşünebilirsin</text:span></text:p>
      <text:p text:style-name="P20">/ <text:span text:style-name="T24">= wim de man da her yerde arama yapmanı sağla, </text:span><text:span text:style-name="T25">n yani nextin n si ile sonrakine geçebilirsin. </text:span><text:span text:style-name="T29">Q yani quit in ile çıkabilirsin.</text:span></text:p>
      <text:p text:style-name="P20">~ = <text:span text:style-name="T15">linuxta</text:span> home directory</text:p>
      <text:p text:style-name="P21">touch= dosyaadı.uzatısı dosya oluşturur.</text:p>
      <text:p text:style-name="P22">cat= içeriğini göster demek, sakın büyük dosyalara 2GB- 3GB cat atma sakın!</text:p>
      <text:p text:style-name="P23"><text:soft-page-break/>Echo “” &gt; <text:s/>dosyaadı.uzantı = dosya içerisine satır ekleme<text:span text:style-name="T16">c</text:span><text:span text:style-name="T17">e, </text:span><text:span text:style-name="T28">eğer &gt;&gt; varsa yani iki tane dosyanın en sonuna atar.</text:span></text:p>
      <text:p text:style-name="P23">&gt; <text:span text:style-name="T17">iki kere </text:span><text:span text:style-name="T19">defa yani </text:span><text:span text:style-name="T17">kullandın diyelim file ın tüm kontentini overwrite edecek ve en başına en son koyduğunu ekleyip kalanını silecek </text:span><text:span text:style-name="T18">o yüzden dikkat et </text:span></text:p>
      <text:p text:style-name="P12"/>
      <text:p text:style-name="P30"><text:span text:style-name="T22">env veriable</text:span>= bir dizi uygulama bir işi set etmek için bazı bilgilere ihtiyaç duyar, her yerde sabit kalır verilen değişkeni ihtiyacı olan okur. <text:span text:style-name="T21">Env ile öğrenebilirsin. </text:span><text:span text:style-name="T22">$ ile başlayan şeyler env veriable yani ortam değişkenidir</text:span></text:p>
      <text:p text:style-name="P7"/>
      <text:p text:style-name="P35"><text:span text:style-name="T23">ls -- color= </text:span>bashte ls ı colorful olarak göstermek istersen ls -- color yazabiliriz</text:p>
      <text:p text:style-name="P36">ls -al = detaylı ls komut<text:span text:style-name="T26">u</text:span></text:p>
      <text:p text:style-name="P37">ls -l = ada göre sort ederek sıralayan ls</text:p>
      <text:p text:style-name="P38">ls -l -al= şeklinde de kullanabilirsin</text:p>
      <text:p text:style-name="P39">ls -ltr = timestampe göre sıralıyor</text:p>
      <text:p text:style-name="P40">inode= dosyaların diskte tutulan disk birimleri, what is inode bak</text:p>
      <text:p text:style-name="P41">linux linkleme işlemine bak, <text:span text:style-name="T30">bu işlem link yani point etmeye yarar dosyayı, aynı olur o dosyayla ne atılırsa içinde linked dosyadada aynı içerik olur. </text:span><text:span text:style-name="T31">Rm atarsan ana dosyaya broken link oluyor, linked kalıyor ama içeriğine directory de gidiyor</text:span></text:p>
      <text:p text:style-name="P73">ln = linkleme işlemi</text:p>
      <text:p text:style-name="P41">ln – <text:span text:style-name="T50">s </text:span>dosyaadı.uzantı oluşturulmakistedendosyaadı.uzantı = linkleme işlemi soft link</text:p>
      <text:p text:style-name="P41">örn: ln – s basefile.txt linked-basefile.txt</text:p>
      <text:p text:style-name="P45">rm= remove anlamına gelir silme işlemi içindir, dikkatli kullanılması lazım!</text:p>
      <text:p text:style-name="P64">Rm rf = directory silmek için kullanılır, <text:span text:style-name="T43">içindeki directoryleri fileları hepsini siler recursively olarak</text:span></text:p>
      <text:p text:style-name="P32">-<text:span text:style-name="T33">h = help, neredeyse her command line interfacete kullanılır. O commandin nasıl kullanıldığını ne işe yaradığını açıklar</text:span></text:p>
      <text:p text:style-name="P46">vim= linux editoru</text:p>
      <text:p text:style-name="P49">vi şeklinde de kullanılır bu daha az kapsamlı vim daha kapsamlı vi kullandı hoca</text:p>
      <text:p text:style-name="P50">çıkış için : ye basıp kaydedip çıkmak için wq düz çıkmak için q</text:p>
      <text:p text:style-name="P50"/>
      <text:p text:style-name="P52">dpkg -l = kurulu paketler</text:p>
      <text:p text:style-name="P53">dpkg -L paket veya komut adı = nereye ne kurduğunu gösterir o paketi<text:span text:style-name="T36">n</text:span></text:p>
      <text:p text:style-name="P53"/>
      <text:p text:style-name="P55"><text:span text:style-name="T37">mv </text:span>= <text:s/>ad değiştirmeye <text:span text:style-name="T37">ve dosya taşımaya yarar, </text:span><text:span text:style-name="T42">taşımak istersen directoryid nin sonuna / koy</text:span></text:p>
      <text:p text:style-name="P56">scp = bağlı farklı iki makine arasında dosya göndermeye yarar</text:p>
      <text:p text:style-name="P55"/>
      <text:p text:style-name="P55">ip -bra a= makineye takılı ip adreslerini öğrenmeye yarar</text:p>
      <text:p text:style-name="P72">wc= word count komutu</text:p>
      <text:p text:style-name="P32"/>
      <text:p text:style-name="P57">adduser<text:span text:style-name="T38">= </text:span>kullanıcı ekleme</text:p>
      <text:p text:style-name="P58">chown = bi dosya ya da klasörün sahibini değiştirmeye yarayan komut</text:p>
      <text:p text:style-name="P59">curl - <text:span text:style-name="T39">O</text:span> = used to download or upload data to a server, <text:span text:style-name="T39">or <text:s/>from a server</text:span></text:p>
      <text:p text:style-name="P43">Q<text:span text:style-name="T32">u</text:span>orum nedir bak</text:p>
      <text:p text:style-name="P44">debian bak</text:p>
      <text:p text:style-name="P47">pos<text:span text:style-name="T41">ix</text:span> standartına bak</text:p>
      <text:p text:style-name="P48">vim örenimine değer ver iyice öğren : <text:span text:style-name="T40">interactive vim tutorial, openvim.com, vimmer.io</text:span></text:p>
      <text:p text:style-name="P51">sol<text:span text:style-name="T34">a</text:span>rized <text:span text:style-name="T35">bak</text:span></text:p>
      <text:p text:style-name="P54">emacs bak</text:p>
      <text:p text:style-name="P65">milarty great sweeping bak</text:p>
      <text:p text:style-name="P60"/>
      <text:p text:style-name="P60">opensource bi iki proje bul git çalış orada code commit vs et, götünde dolaşırlar iş için :D </text:p>
      <text:p text:style-name="P61"><text:soft-page-break/>iot , large language modeller yani llm ler falan </text:p>
      <text:p text:style-name="P61"/>
      <text:p text:style-name="P66">alias <text:span text:style-name="T44">= alias </text:span>koyabiliyorsun shell de örnk: alias rmi= “rm -i” gibi ama sadece o shellik oluyor bash in başlangıçta okuduğu koda koyarsan o ailas hep kalır ve her yerden kullanılır</text:p>
      <text:p text:style-name="P73"/>
      <text:p text:style-name="P68">tail = <text:s/>kuyruk, dosya içindeki son 10 line ı alır, -nİstenenSayı şeklinde kullanırsan istediğin kadarki son lineları alabilirsin.</text:p>
      <text:p text:style-name="P68"><text:span text:style-name="T48">Tail -f = input stringine bağlanıyoruz dosyanın canlı olarka bi değişiklik olursa tak diye görüyorsun</text:span><text:line-break/><text:line-break/>Head= tailin tersi, başı yani <text:span text:style-name="T45">bir şey aramak istersen her ikisinde de | </text:span><text:span text:style-name="T46">g</text:span><text:span text:style-name="T47">rep</text:span><text:span text:style-name="T45"> aramakİstediğinKelime</text:span></text:p>
      <text:p text:style-name="P144">buna piping deniyo </text:p>
      <text:p text:style-name="P144"><text:span text:style-name="T54">grep detaylı bak</text:span><text:line-break/><text:span text:style-name="T49">pipping = </text:span>bi komutun sonucunu alıp başka bir komuta redirect etmeye denir</text:p>
      <text:p text:style-name="P67"/>
      <text:p text:style-name="P69">networkler private ve public olarak farklılaşır.</text:p>
      <text:p text:style-name="P70">Iana port list bak</text:p>
      <text:p text:style-name="P33"><text:line-break/>pip install</text:p>
      <text:p text:style-name="P34"/>
      <text:p text:style-name="P145"/>
      <text:p text:style-name="P143">bir dosyanın içinde bulunan belirli bir harif örneğin “a”, kaç tane olduğunu nasıl sayarsın bul ÖDEVİN</text:p>
      <text:p text:style-name="P143"/>
      <text:p text:style-name="P143"/>
      <text:p text:style-name="P7"/>
      <text:p text:style-name="P7"/>
      <text:p text:style-name="P76">DAY-<text:span text:style-name="T51">3</text:span></text:p>
      <text:p text:style-name="P76"/>
      <text:p text:style-name="P78">Proccess Management</text:p>
      <text:p text:style-name="P80">ps -aux , <text:span text:style-name="T52">ps -eft= process leri görmek için yapılan komutlar. <text:s/>Aux daha detaylı eft daha sade</text:span></text:p>
      <text:p text:style-name="P81">htop = makine ne yapıyo ne durumda onu görülebilecek panel gibi bir şeyi açan komut</text:p>
      <text:p text:style-name="P81">-<text:span text:style-name="T53">stateleri araştır proc. Man. De, zombie ye de bak</text:span></text:p>
      <text:p text:style-name="P83"/>
      <text:p text:style-name="P82">processler background a atılabilir veya foreground da çalışabilen şeylerdir</text:p>
      <text:p text:style-name="P83">fg= background a atılan job <text:span text:style-name="T56">u</text:span>, <text:span text:style-name="T55">stopped olan </text:span>bu komutla foreground a alıp geri çalıştırabilirsiniz</text:p>
      <text:p text:style-name="P83"/>
      <text:p text:style-name="P84">Signals in Linux bak, kill terminate vs de bak </text:p>
      <text:p text:style-name="P84"/>
      <text:p text:style-name="P85">screen= <text:s/>shelden çıkınca processe detached olduğunda <text:s/>içinde çalıştırdığın şey yaşamaya devam ediyo. <text:s/>Yeni terminal açtığında screen -r dediğinde tekrar geliyo o terminalde çalışan şey yeni shellde. <text:span text:style-name="T57">Screen bak</text:span></text:p>
      <text:p text:style-name="P85"/>
      <text:p text:style-name="P85">Kullanım örn:<text:line-break/>tail -f de komutu yazdıktan sonra control +a+d detached olmak için screen -r ise tekrar geri dönmek için</text:p>
      <text:p text:style-name="P83"/>
      <text:p text:style-name="P86">tar= zip gibi bir şey, sıkıştırma yapmıyo ama. File ları archive hale getiriyo, bir sürü belgeyi tek bir file hale getiriyo gibi düşünebilirsin. <text:span text:style-name="T63">2 temel operasyonu var bi acrhv yapma bi de açma onu</text:span></text:p>
      <text:p text:style-name="P90"/>
      <text:p text:style-name="P88"><text:soft-page-break/>Sıkıştırma yani compress etmek için = gz bz<text:span text:style-name="T59">2</text:span> vs gibi şeylerle yapabiliyorsun. <text:span text:style-name="T60">En hayvan oğlu hayvanı en çok compress edeni xz, </text:span><text:span text:style-name="T61">daily işlerde yeten gz</text:span></text:p>
      <text:p text:style-name="P88"/>
      <text:p text:style-name="P90">tar -c<text:span text:style-name="T104">zv</text:span>f= c create a new archive, v sets the screen output to verbose, f points to filename ild like to give the archive, <text:span text:style-name="T64">z= do compress </text:span><text:span text:style-name="T65">with gz, J = do compress with xz</text:span></text:p>
      <text:p text:style-name="P90"/>
      <text:p text:style-name="P91">örnek kullanım:</text:p>
      <text:p text:style-name="P91">tar -c<text:span text:style-name="T104">zv</text:span>f istenenad.tar.gz istenendosyalar*</text:p>
      <text:p text:style-name="P91"/>
      <text:p text:style-name="P142">eğer dizin yani klasör arşivlemek istiyosan da istenenklasör/</text:p>
      <text:p text:style-name="P91"/>
      <text:p text:style-name="P93">tar -x<text:span text:style-name="T104">zv</text:span>f = farkı yukarıdakinden x extract et demek.</text:p>
      <text:p text:style-name="P93"/>
      <text:p text:style-name="P93">Örnk kullanım:<text:line-break/><text:line-break/>tar -xvzf deneme.tar.gz</text:p>
      <text:p text:style-name="P93"/>
      <text:p text:style-name="P91"/>
      <text:p text:style-name="P92">cp = copy anlamına geliyor örnek kullanm</text:p>
      <text:p text:style-name="P92">cp ../temp/deneme.tar.gz . = üst dizinden deneme.tar.gz yi al bulunduğum konuma kopyala</text:p>
      <text:p text:style-name="P92"/>
      <text:p text:style-name="P94">xz ile compress etmeyi de öğren ÖDEV</text:p>
      <text:p text:style-name="P87"/>
      <text:p text:style-name="P96">Aaron Swartz kimdir öğren</text:p>
      <text:p text:style-name="P96"/>
      <text:p text:style-name="P97">sanallaştırma temellerine bak</text:p>
      <text:p text:style-name="P87"/>
      <text:p text:style-name="P95">ingress= içeri doğru trafik</text:p>
      <text:p text:style-name="P95">egress= dışarı doğru trafik</text:p>
      <text:p text:style-name="P89"/>
      <text:p text:style-name="P98">SLA bak, <text:span text:style-name="T66">ISP bak</text:span></text:p>
      <text:p text:style-name="P87"/>
      <text:p text:style-name="P107">docD</text:p>
      <text:p text:style-name="P105">Docker bak öğren <text:span text:style-name="T67">( docker docs , </text:span><text:span text:style-name="T71">docker hub </text:span><text:span text:style-name="T72">c</text:span><text:span text:style-name="T67">olabilir</text:span><text:span text:style-name="T68">)</text:span></text:p>
      <text:p text:style-name="P105"/>
      <text:p text:style-name="P106">docker oluşturma örneği:<text:line-break/>docker build -t <text:s/>akgul-kamp-1.1.0 . </text:p>
      <text:p text:style-name="P106"/>
      <text:p text:style-name="P106"><text:span text:style-name="T76">Bu oluşan imageler var/lib/docker içerisinde oluşur</text:span><text:line-break/></text:p>
      <text:p text:style-name="P99">kriptografi ile ilgili temel konuları öğren <text:span text:style-name="T69">( diffie helman algorithm vs )</text:span></text:p>
      <text:p text:style-name="P83"/>
      <text:p text:style-name="P100">LSOF <text:span text:style-name="T82">öğren</text:span></text:p>
      <text:p text:style-name="P100"/>
      <text:p text:style-name="P101"><text:span text:style-name="T70">bir şeyi bash rc ye eklersen bashi açtığında her pencerede o şekilde çalışır ya da o şekilde olur BASH RC bak.</text:span><text:line-break/></text:p>
      <text:p text:style-name="P115">Line a boşluk bırakıp yanına \ koyunca line devam ediyo tek line olarak oku demiş oluyorsun örneğin:<text:line-break/><text:soft-page-break/><text:line-break/>blablablabla <text:s/>\</text:p>
      <text:p text:style-name="P116">blablablabla</text:p>
      <text:p text:style-name="P102"/>
      <text:p text:style-name="P102"><text:span text:style-name="T73">chmod= dosyanın modunu değiştirmeye yarar örneğin : chmod +x /babababa.sh = babababa.sh ı executable hale getir</text:span><text:line-break/></text:p>
      <text:p text:style-name="P103">bash <text:span text:style-name="T75">veya</text:span> set-x= hata aykılama modunu devre dışı bırak <text:s/><text:span text:style-name="T75">bash </text:span>set +x<text:span text:style-name="T74">=</text:span> hata ayıklama modunu etkinleştir </text:p>
      <text:p text:style-name="P103"/>
      <text:p text:style-name="P104">wget bak</text:p>
      <text:p text:style-name="P104"/>
      <text:p text:style-name="P108">polyglot developer olmaya çalış, ÇOK ÖNEMLİ</text:p>
      <text:p text:style-name="P109">her dilde bazı data typelar ortak ama her birinde ortak değil. <text:span text:style-name="T77">Dili çakozlamak için önce datatype ı anlaman lazım </text:span><text:span text:style-name="T78">ve mutlaka Json ı öğren, ( json.org – </text:span><text:span text:style-name="T79">mobius band-strip)</text:span></text:p>
      <text:p text:style-name="P110">http statu codes öğren</text:p>
      <text:p text:style-name="P110"/>
      <text:p text:style-name="P111">flash bellek getir hocadan kitapları al</text:p>
      <text:p text:style-name="P111"/>
      <text:p text:style-name="P112">tutanota proton mail saçma sapan 2 tane mailin olsun salak saçma yerlere kaydolmak için</text:p>
      <text:p text:style-name="P112"/>
      <text:p text:style-name="P113">GNU projesi ve FSF e bak </text:p>
      <text:p text:style-name="P113"/>
      <text:p text:style-name="P114">LİNUX KURULUMDA DİKKAT EDİLMESİ GEREKEN ŞEYLER ( DUAL BOOT):<text:line-break/><text:line-break/>Bütün her şeyi tek bir diske yapma, farklı partian bölümlerine koy.</text:p>
      <text:p text:style-name="P114">/root ana disk = <text:span text:style-name="T83">45- </text:span>75 gb yeterli x4 yap</text:p>
      <text:p text:style-name="P114">swap alanı <text:span text:style-name="T84">2gb ver geç</text:span></text:p>
      <text:p text:style-name="P114">eft alanı için 1gb ver<text:line-break/>home dizin için kalanı da oraya <text:s/></text:p>
      <text:p text:style-name="P114"/>
      <text:p text:style-name="P117">boşta bi alan yap boot et bu alanı seç, <text:s/>kaç gb vs olduğunu not et ki içine sıçma.</text:p>
      <text:p text:style-name="P117"/>
      <text:p text:style-name="P117"/>
      <text:p text:style-name="P77">DAY-<text:span text:style-name="T85">4</text:span></text:p>
      <text:p text:style-name="P79"/>
      <text:p text:style-name="P118">Temel network konularını öğren</text:p>
      <text:p text:style-name="P119">git detaylı bilmen gerekiyor</text:p>
      <text:p text:style-name="P123">workdir nedir bak</text:p>
      <text:p text:style-name="P124">routdispatcher bak router bak</text:p>
      <text:p text:style-name="P129">CI CD bak farkı nedir öğren, <text:span text:style-name="T89">çalışacağın yerin boktan mı iyi mi olduğunu anlarsın bunları ele alma açısından</text:span></text:p>
      <text:p text:style-name="P130">builtbot bak </text:p>
      <text:p text:style-name="P119"/>
      <text:p text:style-name="P120">dockerfile yazarken minik de olsa ayağa kalkacak olan işletim sistemini yazıyosun.</text:p>
      <text:p text:style-name="P120"/>
      <text:p text:style-name="P121">Programlama dilinin illaki validatorü vardır onlara bi bak örn: yaml validator, json validator vs vs</text:p>
      <text:p text:style-name="P121"/>
      <text:p text:style-name="P122">http vers get,post,put,delete,patch bil. Put la patch arası<text:span text:style-name="T87">ndaki fark, put entire source u patch partial olarak değişiklik yapar</text:span></text:p>
      <text:p text:style-name="P122"><text:soft-page-break/></text:p>
      <text:p text:style-name="P126">docker ps- a= status fark etmeksezin her docker ı göster, docker images ları da temiz tut gereksizleri sil</text:p>
      <text:p text:style-name="P126"/>
      <text:p text:style-name="P127">docker compose up= docker compose yapma</text:p>
      <text:p text:style-name="P127">docker compose down = kapatma -d varsa yanında daemon olarak çalışır </text:p>
      <text:p text:style-name="P125">daemon= servisin ta kendisi</text:p>
      <text:p text:style-name="P128">docker compose logs -f = tail f gibi stream edilen file ı görmeye yarıyor, durumlarını vs</text:p>
      <text:p text:style-name="P129">docker exec -it <text:span text:style-name="T90">konteynaradı </text:span>/bin/sh <text:span text:style-name="T90">= <text:s/></text:span><text:span text:style-name="T91">docker üzerinden kaçılan image in </text:span><text:span text:style-name="T90">kontainer ın içine girme </text:span><text:span text:style-name="T91">ve çalıştırma</text:span><text:span text:style-name="T90"> komutu örn:<text:line-break/>docker exec -it kamp-nginx-1 /bin/</text:span><text:span text:style-name="T96">bash ya da /bin/sh</text:span></text:p>
      <text:p text:style-name="P131">ne<text:span text:style-name="T92">t</text:span>stat -ntlp = hangi portta kim ne dinliyo onu görebileeğin komut</text:p>
      <text:p text:style-name="P131"/>
      <text:p text:style-name="P132">postreSQL docker image larında default olarak postgres default olarak kullanıcı olur, buna bağlanmak için su – postgres komutuyla o kullancı olabilirsin. <text:span text:style-name="T93">AMA genelde her şirket default userları ilk iş olarak uçururlar.</text:span></text:p>
      <text:p text:style-name="P132"/>
      <text:p text:style-name="P133">Psql komutuyla postreSQL içine girebilirsin</text:p>
      <text:p text:style-name="P134">\l = burada bulunan bütün veritabanlanrını listeler<text:line-break/><text:span text:style-name="T94">\c = ile de bağlanırsın</text:span></text:p>
      <text:p text:style-name="P135">\dt = tabloları gösterir</text:p>
      <text:p text:style-name="P133"/>
      <text:p text:style-name="P122">ublockorigin</text:p>
      <text:p text:style-name="P122">privacy badger <text:span text:style-name="T86">bu uygulamaları kull</text:span><text:span text:style-name="T95">an</text:span></text:p>
      <text:p text:style-name="P122"/>
      <text:p text:style-name="P141">Birden fazla SHELL kullanmak ve geçiş yapmak çok önemli</text:p>
      <text:p text:style-name="P122"/>
      <text:p text:style-name="P136">80: http portu<text:line-break/>443: https portu</text:p>
      <text:p text:style-name="P136"/>
      <text:p text:style-name="P137">markdown language, markdown editor öğren <text:s/>vscode da da var örn:<text:line-break/>~~~ <text:span text:style-name="T99">yazı ~~~ </text:span>yaptığında <text:span text:style-name="T97">kopyalabilir mesaj olarak atarsın telegramda </text:span><text:span text:style-name="T98">dc de wp de vs vs</text:span></text:p>
      <text:p text:style-name="P137"/>
      <text:p text:style-name="P138">yararlı vs code extension bak linuxs için</text:p>
      <text:p text:style-name="P138"/>
      <text:p text:style-name="P139">vimbootsrap vim rc pluginlerini öğren ve kullan <text:span text:style-name="T99">örn:<text:line-break/>vim-</text:span><text:span text:style-name="T100">yaml , </text:span><text:span text:style-name="T101">ALE</text:span><text:span text:style-name="T100"> plugin gibi vs</text:span></text:p>
      <text:p text:style-name="P140">JQ <text:span text:style-name="T102">shell </text:span>öğre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tyle="normal" style:text-underline-style="solid" style:text-underline-width="auto" style:text-underline-color="font-color" fo:font-weight="bold" officeooo:rsid="0032ab6a" officeooo:paragraph-rsid="0032ab6a" style:font-style-asian="normal" style:font-weight-asian="bold" style:font-style-complex="normal" style:font-weight-complex="bold"/>
    </style:style>
    <style:style style:name="MT1" style:family="text">
      <style:text-properties officeooo:rsid="00f2598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KAMP NOTES <text:s/><text:span text:style-name="MT1">Geliştiriciler İçin Linux ( GÖKHAN BORANALP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0T14:14:08.703529891</meta:creation-date>
    <dc:date>2024-07-31T16:51:11.290721560</dc:date>
    <meta:editing-duration>PT18H33M13S</meta:editing-duration>
    <meta:editing-cycles>235</meta:editing-cycles>
    <meta:generator>LibreOffice/7.3.7.2$Linux_X86_64 LibreOffice_project/30$Build-2</meta:generator>
    <meta:document-statistic meta:table-count="0" meta:image-count="0" meta:object-count="0" meta:page-count="7" meta:paragraph-count="186" meta:word-count="1973" meta:character-count="12286" meta:non-whitespace-character-count="10448"/>
  </office:meta>
</office:document-meta>
</file>